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Kristen ITC" fo:font-size="24pt" fo:font-weight="bold" officeooo:rsid="0001a292" officeooo:paragraph-rsid="0001a292" style:font-size-asian="24pt" style:font-weight-asian="bold" style:font-size-complex="24pt" style:font-weight-complex="bold"/>
    </style:style>
    <style:style style:name="P2" style:family="paragraph" style:parent-style-name="Standard">
      <style:text-properties officeooo:rsid="0001a292" officeooo:paragraph-rsid="0001a292"/>
    </style:style>
    <style:style style:name="P3" style:family="paragraph" style:parent-style-name="Standard">
      <style:text-properties fo:font-weight="bold" officeooo:rsid="0001a292" officeooo:paragraph-rsid="0001a292" style:font-weight-asian="bold" style:font-weight-complex="bold"/>
    </style:style>
    <style:style style:name="P4" style:family="paragraph" style:parent-style-name="Standard" style:list-style-name="L1">
      <style:text-properties style:font-name="Consolas" officeooo:rsid="0001a292" officeooo:paragraph-rsid="0001a292"/>
    </style:style>
    <style:style style:name="P5" style:family="paragraph" style:parent-style-name="Standard" style:list-style-name="L1">
      <style:text-properties style:font-name="Consolas" officeooo:rsid="0002c646" officeooo:paragraph-rsid="0002c646"/>
    </style:style>
    <style:style style:name="P6" style:family="paragraph" style:parent-style-name="Standard" style:list-style-name="L1">
      <style:text-properties style:font-name="Consolas" officeooo:rsid="00050cc1" officeooo:paragraph-rsid="00050cc1"/>
    </style:style>
    <style:style style:name="P7" style:family="paragraph" style:parent-style-name="Standard" style:list-style-name="L1">
      <style:text-properties fo:color="#000000" loext:opacity="100%" style:font-name="Consolas" fo:font-size="11pt" style:font-size-asian="11pt"/>
    </style:style>
    <style:style style:name="P8" style:family="paragraph" style:parent-style-name="Standard" style:list-style-name="L1">
      <style:text-properties fo:color="#000000" loext:opacity="100%" style:font-name="Consolas" fo:font-size="11pt" fo:font-weight="bold" style:font-size-asian="11pt" style:font-weight-asian="bold" style:font-weight-complex="bold"/>
    </style:style>
    <style:style style:name="P9" style:family="paragraph" style:parent-style-name="Standard" style:list-style-name="L1">
      <style:text-properties style:font-name="Consolas"/>
    </style:style>
    <style:style style:name="P10" style:family="paragraph" style:parent-style-name="Standard">
      <style:text-properties officeooo:rsid="0004418a" officeooo:paragraph-rsid="0004418a"/>
    </style:style>
    <style:style style:name="T1" style:family="text">
      <style:text-properties fo:color="#000000" loext:opacity="100%" fo:font-family="Consolas" style:font-family-generic="roman" style:font-pitch="variable" fo:font-size="11pt" style:font-size-asian="11pt"/>
    </style:style>
    <style:style style:name="T2" style:family="text">
      <style:text-properties fo:color="#000000" loext:opacity="100%" fo:font-size="11pt" style:font-size-asian="11pt"/>
    </style:style>
    <style:style style:name="T3" style:family="text">
      <style:text-properties fo:color="#000000" loext:opacity="100%" fo:font-size="11pt" officeooo:rsid="0006c024" style:font-size-asian="11pt"/>
    </style:style>
    <text:list-style style:name="L1">
      <text:list-level-style-bullet text:level="1" text:style-name="Bullet_20_Symbols" text:bullet-char="✸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cel Data Anaysis Project:</text:p>
      <text:p text:style-name="P2"/>
      <text:p text:style-name="P2">This project analyzes a sample sales dataset using Excel.</text:p>
      <text:p text:style-name="P2"/>
      <text:p text:style-name="P3">Skills used :</text:p>
      <text:list text:style-name="L1">
        <text:list-item>
          <text:p text:style-name="P4">Data Sorting</text:p>
        </text:list-item>
        <text:list-item>
          <text:p text:style-name="P4">Data Filtering</text:p>
        </text:list-item>
        <text:list-item>
          <text:p text:style-name="P4">Conditional Formatting</text:p>
        </text:list-item>
        <text:list-item>
          <text:p text:style-name="P4">Pivot Tables</text:p>
        </text:list-item>
        <text:list-item>
          <text:p text:style-name="P5">Tables</text:p>
        </text:list-item>
        <text:list-item>
          <text:p text:style-name="P4">Charts</text:p>
        </text:list-item>
        <text:list-item>
          <text:p text:style-name="P6">Functions</text:p>
        </text:list-item>
        <text:list-item>
          <text:p text:style-name="P4">Vlookup</text:p>
        </text:list-item>
        <text:list-item>
          <text:p text:style-name="P4">Index-Match</text:p>
          <text:p text:style-name="P7" loext:marker-style-name="T1"/>
          <text:p text:style-name="P8" loext:marker-style-name="T1">Dataset Columns:</text:p>
        </text:list-item>
        <text:list-item>
          <text:p text:style-name="P9" loext:marker-style-name="T1"><text:span text:style-name="T2">OrderID</text:span><text:span text:style-name="T2"/></text:p>
        </text:list-item>
        <text:list-item>
          <text:p text:style-name="P9" loext:marker-style-name="T1"><text:span text:style-name="T3">Product</text:span></text:p>
        </text:list-item>
        <text:list-item>
          <text:p text:style-name="P9" loext:marker-style-name="T1"><text:span text:style-name="T2">Region</text:span><text:span text:style-name="T2"/></text:p>
        </text:list-item>
        <text:list-item>
          <text:p text:style-name="P9" loext:marker-style-name="T1"><text:span text:style-name="T2">Sales</text:span><text:span text:style-name="T2"/></text:p>
        </text:list-item>
        <text:list-item>
          <text:p text:style-name="P9" loext:marker-style-name="T1"><text:span text:style-name="T2">Quantity</text:span><text:span text:style-name="T2"/></text:p>
        </text:list-item>
        <text:list-item>
          <text:p text:style-name="P9" loext:marker-style-name="T1"><text:span text:style-name="T2">Date</text:span><text:span text:style-name="T2"/></text:p>
          <text:p text:style-name="P4"/>
        </text:list-item>
      </text:list>
      <text:p text:style-name="P2"/>
      <text:p text:style-name="P2"/>
      <text:p text:style-name="P10">GOAL:</text:p>
      <text:p text:style-name="P2">The goal was to analyze sales performance across regions and products.</text:p>
      <text:p text:style-name="P2"/>
      <text:p text:style-name="P10">OUPUT:</text:p>
      <text:p text:style-name="P2">The analyses includes summary tables and charts showing which regions generated the most sales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Bullet_20_Symbols" text:bullet-char="✸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2T16:27:30.238730800</meta:creation-date>
    <dc:date>2026-03-13T10:52:24.339633500</dc:date>
    <meta:editing-duration>PT18H13M7S</meta:editing-duration>
    <meta:editing-cycles>5</meta:editing-cycles>
    <meta:generator>LibreOffice/26.2.1.2$Windows_X86_64 LibreOffice_project/620$Build-2</meta:generator>
    <meta:document-statistic meta:table-count="0" meta:image-count="0" meta:object-count="0" meta:page-count="1" meta:paragraph-count="25" meta:word-count="82" meta:character-count="444" meta:non-whitespace-character-count="402"/>
  </office:meta>
</office:document-meta>
</file>